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72e59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72e59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72e59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72e59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72e59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72e59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72e59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72e59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72e59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72e59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72e59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72e59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72e59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72e59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72e59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72e59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72e59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Darcnett Stacy  Suárez Màrque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30/3/201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726117484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1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Silvestre Antonio Suárez Patete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083197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00.752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7" meta:character-count="1174" meta:non-whitespace-character-count="1005"/>
    <meta:template xlink:type="simple" xlink:actuate="onRequest" xlink:title="Normal" xlink:href=""/>
  </office:meta>
</office:document-meta>
</file>